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EventHttpMessageWriter.encodePartData( byte [ ] boundary , DataBufferFactory bufferFactory , HttpHeaders headers , Flux &lt;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tEventHttpMessageWriter.canWrite( ResolvableType elementType , @ Nullable MediaType media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tEventHttpMessageWriter.write( Publisher &lt; ? extends PartEvent &gt; partDataStream , ResolvableType elementType , @ Nullable MediaType mediaType , ReactiveHttpOutputMessage outputMessage , Map &lt; String , Object &gt; hi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artEventHttpMessageWriter.PartEventHttpMessag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